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.072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046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</style:style>
    <style:style style:name="gr5" style:family="graphic" style:parent-style-name="Arrow_20_Line" style:list-style-name="L1">
      <style:graphic-properties draw:stroke="dash" draw:stroke-dash="Dot" draw:textarea-vertical-align="middle" draw:line-distance="3.40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Arrow_20_Line" style:list-style-name="L1">
      <style:graphic-properties draw:stroke="dash" draw:stroke-dash="Dot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svg:stroke-color="#ff8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81cm" svg:stroke-color="#099cdd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style:font-name="Noto Serif CJK SC Black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style:font-name="Noto Serif CJK SC Black"/>
    </style:style>
    <style:style style:name="P8" style:family="paragraph">
      <style:text-properties fo:color="#ff8000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ff8000" loext:opacity="100%" style:font-name="Noto Serif CJK SC Black"/>
    </style:style>
    <style:style style:name="P10" style:family="paragraph">
      <style:paragraph-properties fo:text-align="center"/>
    </style:style>
    <style:style style:name="P11" style:family="paragraph">
      <style:text-properties fo:color="#099cdd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099cdd" loext:opacity="100%" style:font-name="Noto Serif CJK SC Black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erif CJK SC Black"/>
    </style:style>
    <style:style style:name="T4" style:family="text">
      <style:text-properties fo:color="#c9211e" loext:opacity="100%" style:font-name="Noto Serif CJK SC Black"/>
    </style:style>
    <style:style style:name="T5" style:family="text">
      <style:text-properties fo:color="#c9211e" loext:opacity="100%" style:text-position="sub 58%" style:font-name="Noto Serif CJK SC Black" fo:font-size="18pt" style:font-size-asian="18pt" style:font-size-complex="18pt"/>
    </style:style>
    <style:style style:name="T6" style:family="text">
      <style:text-properties style:text-position="sub 58%" style:font-name="Noto Serif CJK SC Black" fo:font-size="18pt" style:font-size-asian="18pt" style:font-size-complex="18pt"/>
    </style:style>
    <style:style style:name="T7" style:family="text">
      <style:text-properties fo:color="#ff8000" loext:opacity="100%" style:font-name="Noto Serif CJK SC Black"/>
    </style:style>
    <style:style style:name="T8" style:family="text">
      <style:text-properties fo:color="#099cdd" loext:opacity="100%" style:font-name="Noto Serif CJK SC Black"/>
    </style:style>
    <style:style style:name="T9" style:family="text">
      <style:text-properties fo:color="#099cdd" loext:opacity="100%" style:text-position="sub 58%" style:font-name="Noto Serif CJK SC Bl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22cm" svg:y1="9.168cm" svg:x2="21.335cm" svg:y2="9.168cm">
          <text:p/>
        </draw:line>
        <draw:custom-shape draw:style-name="gr2" draw:text-style-name="P2" draw:layer="layout" svg:width="1.143cm" svg:height="1.524cm" svg:x="5.714cm" svg:y="9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143cm" svg:height="1.524cm" svg:x="20.7cm" svg:y="9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889cm" svg:height="0.889cm" svg:x="16.128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4" draw:layer="measurelines" svg:x1="21.335cm" svg:y1="9.119cm" svg:x2="6.222cm" svg:y2="9.119cm">
          <text:p text:style-name="P4"><text:span text:style-name="T1">l</text:span><text:span text:style-name="T1"><text:measure text:kind="gap"/></text:span></text:p>
        </draw:measure>
        <draw:line draw:style-name="gr6" draw:text-style-name="P1" draw:layer="layout" svg:x1="16.585cm" svg:y1="4.85cm" svg:x2="16.585cm" svg:y2="9.041cm">
          <text:p/>
        </draw:line>
        <draw:measure draw:style-name="gr7" draw:text-style-name="P5" draw:layer="measurelines" svg:x1="16.636cm" svg:y1="9.182cm" svg:x2="21.335cm" svg:y2="9.182cm">
          <text:p text:style-name="P5"><text:span text:style-name="T1">d</text:span><text:span text:style-name="T2"><text:measure text:kind="gap"/></text:span></text:p>
        </draw:measure>
        <draw:frame draw:style-name="gr8" draw:text-style-name="P6" draw:layer="layout" svg:width="2.032cm" svg:height="2.079cm" svg:x="17.144cm" svg:y="4.168cm">
          <draw:text-box>
            <text:p><text:span text:style-name="T3">mg</text:span></text:p>
          </draw:text-box>
        </draw:frame>
        <draw:line draw:style-name="gr9" draw:text-style-name="P1" draw:layer="layout" svg:x1="16.585cm" svg:y1="4.977cm" svg:x2="16.585cm" svg:y2="10.692cm">
          <text:p/>
        </draw:line>
        <draw:line draw:style-name="gr9" draw:text-style-name="P1" draw:layer="layout" svg:x1="6.222cm" svg:y1="9.041cm" svg:x2="6.207cm" svg:y2="17.764cm">
          <text:p/>
        </draw:line>
        <draw:line draw:style-name="gr10" draw:text-style-name="P1" draw:layer="layout" svg:x1="21.327cm" svg:y1="9.041cm" svg:x2="21.327cm" svg:y2="5.572cm">
          <text:p/>
        </draw:line>
        <draw:frame draw:style-name="gr11" draw:text-style-name="P7" draw:layer="layout" svg:width="2.413cm" svg:height="1.524cm" svg:x="21.447cm" svg:y="5.699cm">
          <draw:text-box>
            <text:p><text:span text:style-name="T4">F</text:span><text:span text:style-name="T5">r</text:span></text:p>
          </draw:text-box>
        </draw:frame>
        <draw:frame draw:style-name="gr11" draw:text-style-name="P6" draw:layer="layout" svg:width="2.413cm" svg:height="1.524cm" svg:x="5.079cm" svg:y="10.946cm">
          <draw:text-box>
            <text:p><text:span text:style-name="T3">F</text:span><text:span text:style-name="T6">f</text:span></text:p>
          </draw:text-box>
        </draw:frame>
        <draw:frame draw:style-name="gr12" draw:text-style-name="P6" draw:layer="layout" svg:width="2.159cm" svg:height="1.27cm" svg:x="21.208cm" svg:y="3.834cm">
          <draw:text-box>
            <text:p><text:span text:style-name="T3">C</text:span></text:p>
          </draw:text-box>
        </draw:frame>
        <draw:frame draw:style-name="gr12" draw:text-style-name="P6" draw:layer="layout" svg:width="2.159cm" svg:height="1.27cm" svg:x="21.335cm" svg:y="8.533cm">
          <draw:text-box>
            <text:p><text:span text:style-name="T3">B</text:span></text:p>
          </draw:text-box>
        </draw:frame>
        <draw:frame draw:style-name="gr12" draw:text-style-name="P6" draw:layer="layout" svg:width="2.159cm" svg:height="1.27cm" svg:x="5.079cm" svg:y="8.533cm">
          <draw:text-box>
            <text:p><text:span text:style-name="T3">A</text:span></text:p>
          </draw:text-box>
        </draw:frame>
        <draw:line draw:style-name="gr13" draw:text-style-name="P1" draw:layer="layout" svg:x1="21.335cm" svg:y1="4.748cm" svg:x2="21.335cm" svg:y2="8.914cm">
          <text:p/>
        </draw:line>
        <draw:line draw:style-name="gr13" draw:text-style-name="P1" draw:layer="layout" svg:x1="6.222cm" svg:y1="9.295cm" svg:x2="6.222cm" svg:y2="4.723cm">
          <text:p/>
        </draw:line>
        <draw:line draw:style-name="gr13" draw:text-style-name="P1" draw:layer="layout" svg:x1="6.222cm" svg:y1="4.723cm" svg:x2="21.335cm" svg:y2="4.723cm">
          <text:p/>
        </draw:line>
        <draw:custom-shape draw:style-name="gr14" draw:text-style-name="P3" draw:layer="layout" svg:width="0.127cm" svg:height="0.127cm" svg:x="21.259cm" svg:y="4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413cm" svg:height="1.524cm" svg:x="10.906cm" svg:y="3.794cm">
          <draw:text-box>
            <text:p text:style-name="P8"><text:span text:style-name="T7">R</text:span></text:p>
          </draw:text-box>
        </draw:frame>
        <draw:line draw:style-name="gr15" draw:text-style-name="P10" draw:layer="layout" svg:x1="6.207cm" svg:y1="4.759cm" svg:x2="16.621cm" svg:y2="4.759cm">
          <text:p/>
        </draw:line>
        <draw:line draw:style-name="gr16" draw:text-style-name="P1" draw:layer="layout" svg:x1="6.25cm" svg:y1="9.153cm" svg:x2="12.219cm" svg:y2="9.153cm">
          <text:p/>
        </draw:line>
        <draw:frame draw:style-name="gr11" draw:text-style-name="P12" draw:layer="layout" svg:width="2.413cm" svg:height="1.524cm" svg:x="10.779cm" svg:y="7.985cm">
          <draw:text-box>
            <text:p text:style-name="P11"><text:span text:style-name="T8">F</text:span><text:span text:style-name="T9">b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5:59:03.214510797</meta:creation-date>
    <dc:date>2020-11-03T16:44:26.451218215</dc:date>
    <meta:editing-duration>PT17M58S</meta:editing-duration>
    <meta:editing-cycles>4</meta:editing-cycles>
    <meta:generator>LibreOffice/7.0.1.2$Linux_X86_64 LibreOffice_project/00$Build-2</meta:generator>
    <meta:document-statistic meta:object-count="24"/>
  </office:meta>
</office:document-meta>
</file>